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7.35cm" fo:min-width="18.5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35cm" fo:min-width="17.1cm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25cm" fo:min-width="17.1cm"/>
    </style:style>
    <style:style style:name="P1" style:family="paragraph">
      <loext:graphic-properties draw:fill-color="#ffffff"/>
      <style:paragraph-properties fo:text-align="center" style:writing-mode="lr-tb"/>
      <style:text-properties fo:color="#c9211e" fo:font-size="14pt" style:font-size-asian="14pt" style:font-size-complex="14pt"/>
    </style:style>
    <style:style style:name="P2" style:family="paragraph">
      <loext:graphic-properties draw:fill="solid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27.6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1.5cm" svg:y1="9.1cm" svg:x2="21.1cm" svg:y2="9.8cm">
          <text:p/>
        </draw:line>
        <draw:custom-shape draw:style-name="gr3" draw:text-style-name="P3" draw:layer="layout" svg:width="17.6cm" svg:height="5.6cm" svg:x="1.6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7.6cm" svg:height="10.5cm" svg:x="1.6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7.6cm" svg:height="5.6cm" svg:x="1.6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9:29:46.153695345</meta:creation-date>
    <dc:date>2020-09-25T09:16:34.992117446</dc:date>
    <meta:editing-duration>PT4M30S</meta:editing-duration>
    <meta:editing-cycles>2</meta:editing-cycles>
    <meta:generator>LibreOffice/6.4.6.2$Linux_X86_64 LibreOffice_project/40$Build-2</meta:generator>
    <meta:document-statistic meta:object-count="5"/>
  </office:meta>
</office:document-meta>
</file>